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0EA56E69D07F556ED96.jpg" manifest:media-type="image/jpeg"/>
  <manifest:file-entry manifest:full-path="Pictures/1000000000000258000001904159F2F42E8368FA.jpg" manifest:media-type="image/jpeg"/>
  <manifest:file-entry manifest:full-path="Pictures/10000000000001F4000001E6B5F065DABDBDC861.jpg" manifest:media-type="image/jpeg"/>
  <manifest:file-entry manifest:full-path="Pictures/1000000000000191000001910DFC6305D5E83875.png" manifest:media-type="image/png"/>
  <manifest:file-entry manifest:full-path="Pictures/10000201000001540000011876459F274FAC3416.png" manifest:media-type="image/png"/>
  <manifest:file-entry manifest:full-path="Pictures/100000000000012C0000012CC366EAE7ECAE68C6.jpg" manifest:media-type="image/jpeg"/>
  <manifest:file-entry manifest:full-path="Pictures/10034AF9000035C8000035C8A9AD5FDA35967863.svg" manifest:media-type="image/svg+xml"/>
  <manifest:file-entry manifest:full-path="Pictures/10000000000010800000095A88BC268642B504B1.jpg" manifest:media-type="image/jpeg"/>
  <manifest:file-entry manifest:full-path="Pictures/10000000000003840000038402A5A80CBBD6C606.jpg" manifest:media-type="image/jpeg"/>
  <manifest:file-entry manifest:full-path="Pictures/10000201000002080000020872B02763973B68F2.png" manifest:media-type="image/png"/>
  <manifest:file-entry manifest:full-path="Pictures/1000000000000163000001630E1BA76F3645C34D.jpg" manifest:media-type="image/jpeg"/>
  <manifest:file-entry manifest:full-path="Pictures/10000000000000C8000000C8FA17F8A4195C26D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b847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704cm"/>
    </style:style>
    <style:style style:name="gr4" style:family="graphic" style:parent-style-name="standard">
      <style:graphic-properties draw:textarea-horizontal-align="justify" draw:textarea-vertical-align="middle" draw:auto-grow-height="false" fo:min-height="1.637cm" fo:min-width="2.823cm"/>
    </style:style>
    <style:style style:name="gr5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07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svg:stroke-color="#b80047" draw:marker-start="Arrow" draw:marker-start-width="0.3cm" draw:marker-end="Arrow" draw:marker-end-width="0.3cm" draw:textarea-vertical-align="middl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color="#b80047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gr13" style:family="graphic" style:parent-style-name="standard">
      <style:graphic-properties draw:stroke="none" svg:stroke-color="#000000" draw:fill="none" draw:fill-color="#ffffff" fo:min-height="1.14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87cm" svg:height="3.987cm" svg:x="11.795cm" svg:y="9.713cm">
          <draw:image xlink:href="Pictures/10000000000003840000038402A5A80CBBD6C606.jpg" xlink:type="simple" xlink:show="embed" xlink:actuate="onLoad">
            <text:p/>
          </draw:image>
        </draw:frame>
        <draw:line draw:style-name="gr2" draw:text-style-name="P2" draw:layer="layout" svg:x1="1cm" svg:y1="16.083cm" svg:x2="26.94cm" svg:y2="16.083cm">
          <text:p/>
        </draw:line>
        <draw:frame draw:style-name="gr3" draw:text-style-name="P3" draw:layer="layout" svg:width="4.699cm" svg:height="0.954cm" svg:x="21.661cm" svg:y="16.41cm">
          <draw:text-box>
            <text:p>Home Network</text:p>
          </draw:text-box>
        </draw:frame>
        <draw:frame draw:style-name="gr1" draw:text-style-name="P1" draw:layer="layout" svg:width="4.687cm" svg:height="4.687cm" svg:x="11.934cm" svg:y="16.04cm">
          <draw:image xlink:href="Pictures/10034AF9000035C8000035C8A9AD5FDA35967863.svg" xlink:type="simple" xlink:show="embed" xlink:actuate="onLoad">
            <text:p/>
          </draw:image>
          <draw:image xlink:href="Pictures/10000201000002080000020872B02763973B68F2.png" xlink:type="simple" xlink:show="embed" xlink:actuate="onLoad"/>
        </draw:frame>
        <draw:frame draw:style-name="gr1" draw:text-style-name="P1" xml:id="id1" draw:id="id1" draw:layer="layout" svg:width="3.429cm" svg:height="1.943cm" svg:x="3.902cm" svg:y="6.866cm">
          <draw:image xlink:href="Pictures/10000000000010800000095A88BC268642B504B1.jpg" xlink:type="simple" xlink:show="embed" xlink:actuate="onLoad">
            <text:p/>
          </draw:image>
        </draw:frame>
        <draw:frame draw:style-name="gr1" draw:text-style-name="P1" draw:layer="layout" svg:width="3.429cm" svg:height="1.943cm" svg:x="1.254cm" svg:y="10.906cm">
          <draw:image xlink:href="Pictures/10000000000010800000095A88BC268642B504B1.jpg" xlink:type="simple" xlink:show="embed" xlink:actuate="onLoad">
            <text:p/>
          </draw:image>
        </draw:frame>
        <draw:frame draw:style-name="gr1" draw:text-style-name="P1" draw:layer="layout" svg:width="2.354cm" svg:height="2.354cm" svg:x="1.508cm" svg:y="6.334cm">
          <draw:image xlink:href="Pictures/10000000000000C8000000C8FA17F8A4195C26D6.jpg" xlink:type="simple" xlink:show="embed" xlink:actuate="onLoad">
            <text:p/>
          </draw:image>
        </draw:frame>
        <draw:custom-shape draw:style-name="gr4" draw:text-style-name="P1" xml:id="id2" draw:id="id2" draw:layer="layout" svg:width="4.699cm" svg:height="2.667cm" svg:x="5.826cm" svg:y="10.906cm">
          <text:p text:style-name="P1">MQTT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5.616cm" svg:y1="8.809cm" svg:x2="8.175cm" svg:y2="10.906cm" draw:start-shape="id1" draw:start-glue-point="2" draw:end-shape="id2" svg:d="M5616 8809v1048h2559v1049" svg:viewBox="0 0 2560 2098">
          <text:p text:style-name="P1"/>
        </draw:connector>
        <draw:line draw:style-name="gr2" draw:text-style-name="P2" draw:layer="layout" svg:x1="1cm" svg:y1="4.483cm" svg:x2="26.94cm" svg:y2="4.483cm">
          <text:p/>
        </draw:line>
        <draw:frame draw:style-name="gr6" draw:text-style-name="P3" draw:layer="layout" svg:width="5.422cm" svg:height="1.657cm" svg:x="20.939cm" svg:y="5.01cm">
          <draw:text-box>
            <text:p>External Network</text:p>
          </draw:text-box>
        </draw:frame>
        <draw:frame draw:style-name="gr1" draw:text-style-name="P1" draw:layer="layout" svg:width="1.614cm" svg:height="1.614cm" svg:x="14.499cm" svg:y="6.334cm">
          <draw:image xlink:href="Pictures/1000000000000163000001630E1BA76F3645C34D.jpg" xlink:type="simple" xlink:show="embed" xlink:actuate="onLoad">
            <text:p/>
          </draw:image>
        </draw:frame>
        <draw:frame draw:style-name="gr1" draw:text-style-name="P1" draw:layer="layout" svg:width="1.651cm" svg:height="1.651cm" svg:x="12.557cm" svg:y="6.334cm">
          <draw:image xlink:href="Pictures/1000000000000163000001630E1BA76F3645C34D.jpg" xlink:type="simple" xlink:show="embed" xlink:actuate="onLoad">
            <text:p/>
          </draw:image>
        </draw:frame>
        <draw:frame draw:style-name="gr1" draw:text-style-name="P1" draw:layer="layout" svg:width="2.098cm" svg:height="2.098cm" svg:x="10.271cm" svg:y="6.141cm">
          <draw:image xlink:href="Pictures/100000000000012C0000012CC366EAE7ECAE68C6.jpg" xlink:type="simple" xlink:show="embed" xlink:actuate="onLoad">
            <text:p/>
          </draw:image>
        </draw:frame>
        <draw:line draw:style-name="gr7" draw:text-style-name="P1" draw:layer="layout" svg:x1="2.524cm" svg:y1="8.901cm" svg:x2="2.524cm" svg:y2="10.652cm">
          <text:p/>
        </draw:line>
        <draw:frame draw:style-name="gr1" draw:text-style-name="P1" draw:layer="layout" svg:width="3.304cm" svg:height="2.72cm" svg:x="18.016cm" svg:y="4.937cm">
          <draw:image xlink:href="Pictures/10000201000001540000011876459F274FAC3416.png" xlink:type="simple" xlink:show="embed" xlink:actuate="onLoad">
            <text:p/>
          </draw:image>
        </draw:frame>
        <draw:frame draw:style-name="gr1" draw:text-style-name="P1" draw:layer="layout" svg:width="3.048cm" svg:height="2.963cm" svg:x="23.352cm" svg:y="11.157cm">
          <draw:image xlink:href="Pictures/10000000000001F4000001E6B5F065DABDBDC861.jpg" xlink:type="simple" xlink:show="embed" xlink:actuate="onLoad">
            <text:p/>
          </draw:image>
        </draw:frame>
        <draw:frame draw:style-name="gr1" draw:text-style-name="P1" xml:id="id3" draw:id="id3" draw:layer="layout" svg:width="3.653cm" svg:height="2.435cm" svg:x="7.096cm" svg:y="1.486cm">
          <draw:image xlink:href="Pictures/1000000000000258000001904159F2F42E8368FA.jpg" xlink:type="simple" xlink:show="embed" xlink:actuate="onLoad">
            <text:p/>
          </draw:image>
        </draw:frame>
        <draw:frame draw:style-name="gr1" draw:text-style-name="P1" draw:layer="layout" svg:width="4.362cm" svg:height="2.041cm" svg:x="18.101cm" svg:y="11.983cm">
          <draw:image xlink:href="Pictures/10000000000001F4000000EA56E69D07F556ED96.jpg" xlink:type="simple" xlink:show="embed" xlink:actuate="onLoad">
            <text:p/>
          </draw:image>
        </draw:frame>
        <draw:connector draw:style-name="gr8" draw:text-style-name="P2" draw:layer="layout" svg:x1="8.922cm" svg:y1="3.921cm" svg:x2="8.176cm" svg:y2="10.906cm" draw:start-shape="id3" draw:start-glue-point="2" draw:end-shape="id2" draw:end-glue-point="4" svg:d="M8922 3921v3492h-746v3493" svg:viewBox="0 0 747 6986">
          <text:p/>
        </draw:connector>
        <draw:line draw:style-name="gr7" draw:text-style-name="P1" draw:layer="layout" svg:x1="2.778cm" svg:y1="13.065cm" svg:x2="2.778cm" svg:y2="15.859cm">
          <text:p/>
        </draw:line>
        <draw:line draw:style-name="gr7" draw:text-style-name="P1" draw:layer="layout" svg:x1="8.239cm" svg:y1="13.827cm" svg:x2="8.239cm" svg:y2="15.859cm">
          <text:p/>
        </draw:line>
        <draw:line draw:style-name="gr7" draw:text-style-name="P1" draw:layer="layout" svg:x1="13.954cm" svg:y1="12.811cm" svg:x2="13.954cm" svg:y2="15.859cm">
          <text:p/>
        </draw:line>
        <draw:line draw:style-name="gr9" draw:text-style-name="P1" draw:layer="layout" svg:x1="11.541cm" svg:y1="8.493cm" svg:x2="12.938cm" svg:y2="10.652cm">
          <text:p/>
        </draw:line>
        <draw:line draw:style-name="gr9" draw:text-style-name="P1" draw:layer="layout" svg:x1="13.319cm" svg:y1="8.366cm" svg:x2="13.319cm" svg:y2="10.652cm">
          <text:p/>
        </draw:line>
        <draw:line draw:style-name="gr9" draw:text-style-name="P1" draw:layer="layout" svg:x1="14.97cm" svg:y1="8.366cm" svg:x2="13.7cm" svg:y2="10.652cm">
          <text:p/>
        </draw:line>
        <draw:line draw:style-name="gr7" draw:text-style-name="P1" draw:layer="layout" svg:x1="20.304cm" svg:y1="14.351cm" svg:x2="20.304cm" svg:y2="15.875cm">
          <text:p/>
        </draw:line>
        <draw:line draw:style-name="gr7" draw:text-style-name="P1" draw:layer="layout" svg:x1="25.003cm" svg:y1="14.135cm" svg:x2="25.003cm" svg:y2="15.786cm">
          <text:p/>
        </draw:line>
        <draw:frame draw:style-name="gr10" draw:text-style-name="P1" draw:layer="layout" svg:width="2.921cm" svg:height="2.921cm" svg:x="15.599cm" svg:y="1.281cm">
          <draw:image xlink:href="Pictures/1000000000000191000001910DFC6305D5E83875.png" xlink:type="simple" xlink:show="embed" xlink:actuate="onLoad">
            <text:p text:style-name="P1"/>
          </draw:image>
        </draw:frame>
        <draw:line draw:style-name="gr11" draw:text-style-name="P2" draw:layer="layout" svg:x1="17.002cm" svg:y1="4.175cm" svg:x2="15.986cm" svg:y2="15.986cm">
          <text:p/>
        </draw:line>
        <draw:frame draw:style-name="gr12" draw:text-style-name="P3" draw:layer="layout" svg:width="3.556cm" svg:height="0.954cm" svg:x="5.307cm" svg:y="4.683cm">
          <draw:text-box>
            <text:p>Owntracks</text:p>
          </draw:text-box>
        </draw:frame>
        <draw:line draw:style-name="gr7" draw:text-style-name="P1" draw:layer="layout" svg:x1="18.907cm" svg:y1="7.858cm" svg:x2="16.367cm" svg:y2="15.986cm">
          <text:p/>
        </draw:line>
        <draw:frame draw:style-name="gr13" draw:text-style-name="P3" draw:layer="layout" svg:width="4.191cm" svg:height="1.397cm" svg:x="19.547cm" svg:y="7.704cm">
          <draw:text-box>
            <text:p>Router</text:p>
          </draw:text-box>
        </draw:frame>
        <draw:frame draw:style-name="gr14" draw:text-style-name="P3" draw:layer="layout" svg:width="4.062cm" svg:height="0.954cm" svg:x="3.975cm" svg:y="9.798cm">
          <draw:text-box>
            <text:p>DallasMQT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7:18:30.923437640</meta:creation-date>
    <dc:date>2017-10-03T19:30:29.626089756</dc:date>
    <meta:editing-duration>PT8M4S</meta:editing-duration>
    <meta:editing-cycles>1</meta:editing-cycles>
    <meta:generator>LibreOffice/5.4.1.2.0$Linux_X86_64 LibreOffice_project/40m0$Build-2</meta:generator>
    <meta:document-statistic meta:object-count="34"/>
  </office:meta>
</office:document-meta>
</file>